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font-name="Liberation Serif1"/>
    </style:style>
    <style:style style:name="T6" style:family="text">
      <style:text-properties style:font-name="Liberation Serif1" fo:font-weight="normal" style:font-weight-asian="normal" style:font-weight-complex="normal"/>
    </style:style>
    <style:style style:name="T7" style:family="text">
      <style:text-properties style:font-name="Liberation Serif1" fo:font-style="normal" style:font-style-asian="normal" style:font-style-complex="normal"/>
    </style:style>
    <style:style style:name="T8" style:family="text">
      <style:text-properties style:font-name="Liberation Serif1" fo:font-style="normal" fo:font-weight="normal" style:font-style-asian="normal" style:font-weight-asian="normal" style:font-style-complex="normal" style:font-weight-complex="normal"/>
    </style:style>
    <style:style style:name="T9" style:family="text">
      <style:text-properties style:font-name="Liberation Serif"/>
    </style:style>
    <style:style style:name="T10" style:family="text">
      <style:text-properties style:font-name="Liberation Serif" fo:font-weight="normal" style:font-weight-asian="normal" style:font-weight-complex="normal"/>
    </style:style>
    <style:style style:name="T11" style:family="text">
      <style:text-properties style:text-position="super 58%"/>
    </style:style>
    <style:style style:name="T12" style:family="text">
      <style:text-properties style:text-position="super 58%" style:font-name="Liberation Serif"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style:text-position="sub 58%" style:font-name="Liberation Serif" fo:font-weight="normal" style:font-weight-asian="normal" style:font-weight-complex="normal"/>
    </style:style>
    <style:style style:name="T18" style:family="text">
      <style:text-properties style:text-position="sub 58%" style:font-name="Liberation Serif1"/>
    </style:style>
    <style:style style:name="T19" style:family="text">
      <style:text-properties style:text-position="sub 58%" style:font-name="Liberation Serif1" fo:font-style="normal" fo:font-weight="normal" style:font-style-asian="normal" style:font-weight-asian="normal"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each MST is built in its own (temporary) copy of the original graph, which can be handled by one of a number of threads</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uses multiple threads, as the calculation of each node's clustering coefficient is independent</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text:soft-page-break/></text:p>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2"><text:tab/><text:tab/>double* nodeAgeVsDegree(): returns a dynamically allocated array relating the age of a node (the index) to its degree (the elemen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text:soft-page-break/>called</text:p>
      <text:p text:style-name="P2"/>
      <text:p text:style-name="P2"><text:tab/><text:tab/>void grow(long int n): grows n additional nodes onto the graph using the following algorithm (requires an even value of m):</text:p>
      <text:list xml:id="list16732008171" text:style-name="L1">
        <text:list-item>
          <text:list>
            <text:list-item>
              <text:list>
                <text:list-item>
                  <text:list>
                    <text:list-item>
                      <text:list>
                        <text:list-item>
                          <text:list>
                            <text:list-item>
                              <text:list>
                                <text:list-item>
                                  <text:p text:style-name="P3">select, from a uniform distribution, a random index between zero and the number of nodes in the graph minus one</text:p>
                                </text:list-item>
                                <text:list-item>
                                  <text:p text:style-name="P3">create a new node and insert it at index + 1 using Graph::insertNode(Vertex* node)</text:p>
                                </text:list-item>
                                <text:list-item>
                                  <text:p text:style-name="P3">add edges from the new node to the m/2 nodes before and the m/2 nodes after index + 1</text:p>
                                </text:list-item>
                                <text:list-item>
                                  <text:p text:style-name="P3">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text:soft-page-break/></text:p>
      <text:p text:style-name="P2"><text:tab/><text:tab/>double radialDistance(): calculates the distance from this SpatialVertex to the origin, AKA the zero vector, <text:span text:style-name="T3">0</text:span><text:span text:style-name="T4">.</text:span></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pan text:style-name="T2">represented using Cartesian coordinates</text:span></text:p>
      <text:p text:style-name="P2"/>
      <text:p text:style-name="P2"><text:tab/>Macros:</text:p>
      <text:p text:style-name="P2"/>
      <text:p text:style-name="P2"><text:tab/><text:tab/>X(node), Y(node) and Z(node): retrieves the X-, Y-, and Z-component (stored as the zeroth, first, and second element of the position array, respectively) of a SpatialVertex (behavior undefined for SpatialVertices not in a three-dimensional Cartesian coordinate system)</text:p>
      <text:p text:style-name="P2"/>
      <text:p text:style-name="P2"><text:tab/><text:tab/>DEFAULT_RADIUS, DEFAULT_GAMMA, DEFAULT_TOLERANCE, and DEFAULT_ITR: the default parameters to the GrowingNetwork3D constructor, currently set to 1.0, 1.0, 1.0, and 36</text:p>
      <text:p text:style-name="P2"/>
      <text:p text:style-name="P2"><text:tab/><text:tab/>GUIDED_N: the minimum number of nodes that must be in the graph before the tolerance of gradient descent becomes relevant; if there are fewer nodes than this, gradient descent will continue for the maximum number of iterations regardless of potential energy, as the method GrowingNetwork::calculatePotentialEnergy is a poor fit at very small N; the value of this macro is currently 16</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text:soft-page-break/>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950036824" text:style-name="L2">
        <text:list-item>
          <text:p text:style-name="P4">choose a random location on the sphere using the method GrowingNetwork3D::randomLocation()</text:p>
        </text:list-item>
        <text:list-item>
          <text:p text:style-name="P4">place a new SpatialVertex there and connect it to its m nearest neighbors, obtained from the method GrowingNetwork3D::findMNearestNeighbors(SpatialVertex* start)</text:p>
        </text:list-item>
        <text:list-item>
          <text:p text:style-name="P4">run GrowingNetwork3D::equalize() to attempt to evenly space the nodes across the surface of the sphere (approximately)</text:p>
        </text:list-item>
        <text:list-item>
          <text:p text:style-name="P4">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Vertex* a, Vertex* b): returns the scalar distance between two points in three-dimensional Cartesian space; used only to override the pure virtual function in GrowingNetwork; note that this is not safe for use with classes which are not, or do not derive from, SpatialVertices as inputs</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for large N only) multiplied by the change in minimum potential due to the Nth node, using a force-to-displacement conversion factor of gamma</text:p>
      <text:p text:style-name="P2"/>
      <text:p text:style-name="P2"><text:soft-page-break/><text:tab/><text:tab/>double calculateMinimumPotential(long int n, long int d): calculate the minimum potential of n nodes on a unit sphere, based on the equation given in the design document; additionally, there is a parameter d for the dimension of the space, which is not used</text:p>
      <text:p text:style-name="P2"/>
      <text:p text:style-name="P2"><text:tab/><text:tab/>double calculateMinimumPotentialDifference(long int init_n, long int final_n, long int 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text:span><text:span text:style-name="T2">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2"/>
      <text:p text:style-name="P2"><text:tab/><text:tab/>long int DIM: the dimension of the space which the sphere inhabits, and the dimension of all SpatialVertices grown in the network</text:p>
      <text:p text:style-name="P2"/>
      <text:p text:style-name="P2"><text:tab/>Methods:</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distanceSquared(SpatialVertex* a, SpatialVertex* b): returns the square of the distance (a positive scalar) between two SpatialVertices; used in fast comparisons of distance and the distance method</text:p>
      <text:p text:style-name="P2"><text:soft-page-break/></text:p>
      <text:p text:style-name="P2"><text:tab/><text:tab/>double distance(SpatialVertex* a, SpatialVertex* b): takes the square root of the distanceSquared method to return the actual distance (a positive scalar) between two SpatialVertices</text:p>
      <text:p text:style-name="P2"/>
      <text:p text:style-name="P2"><text:tab/><text:tab/>double* sumForces(SpatialVertex* node): sums the forces between one node and all others, using 1.0/r^(DIM-1) as the magnitude of the force between two nodes separated by a distance r; dynamically allocates an array which should be deleted after use</text:p>
      <text:p text:style-name="P2"/>
      <text:p text:style-name="P2"><text:tab/><text:tab/>void normalizeRadius(SpatialVertex* node): normalizes the radial distance of a given node to the radius of the NSphere on which it should lie</text:p>
      <text:p text:style-name="P2"/>
      <text:p text:style-name="P2"><text:tab/><text:tab/>SpatialVertex* bud(SpatialVertex* source, double dist): “buds” a new SpatialVertex from a preexisting SpatialVertex a given distance away on the surface of the sphere; the displacement from the source is in a random direction tangential to the surface of the sphere at the location of the source</text:p>
      <text:p text:style-name="P2"/>
      <text:p text:style-name="P1">NBall<text:span text:style-name="T2">: an N-dimensional generalization of PositiveChargeGrowingNetwork2D, which inherits from GrowingNetwork rather than PositiveChargeGrowingNetwork2D because optimization is hindered by dynamic binding</text:span></text:p>
      <text:p text:style-name="P2"/>
      <text:p text:style-name="P2"><text:tab/>Fields:</text:p>
      <text:p text:style-name="P2"><text:tab/><text:tab/>const long int DIM: the dimension of the NBall, set at initialization and immutable thereafter</text:p>
      <text:p text:style-name="P2"/>
      <text:p text:style-name="P2"><text:tab/><text:tab/>double radius: the radius of the ball which nodes may occupy; limits the placement of nodes using NBall::randomLocation</text:p>
      <text:p text:style-name="P2"/>
      <text:p text:style-name="P2"><text:tab/><text:tab/>double baseAlpha: the base value of the force constant governing the interactions between nodes, which here are analogous to electrons; also informs the value of beta, the attractive cloud force constant, which is always alpha multiplied by the number of nodes in the graph</text:p>
      <text:p text:style-name="P2"/>
      <text:p text:style-name="P2"><text:tab/><text:tab/>double baseGamma: the base value of the timestep size for iterations of the gradient descent algorithm</text:p>
      <text:p text:style-name="P2"/>
      <text:p text:style-name="P2"><text:tab/><text:tab/>double baseTolerance: the base value of the tolerance for inaccuracy in the gradient descent algorithm</text:p>
      <text:p text:style-name="P2"/>
      <text:p text:style-name="P2"><text:tab/><text:tab/>long int baseItr: the base value of the maximum number of iterations of gradient descent to be performed regardless of the inaccuracy of the result</text:p>
      <text:p text:style-name="P2"/>
      <text:p text:style-name="P2"><text:tab/>Methods:</text:p>
      <text:p text:style-name="P2"/>
      <text:p text:style-name="P2"><text:tab/><text:tab/>Nball(long int n, long int m, long int d, double r = DEFAULT_RADIUS, double a = DEFAULT_ALPHA, double g = DEFAULT_GAMMA, double t = DEFAULT_TOLERANCE, long int i = DEFAULT_ITERATIONS): constructor with some default parameters (number of nodes, new links formed per node, dimension, radius, gamma, alpha, tolerance, and iterations)</text:p>
      <text:p text:style-name="P2"/>
      <text:p text:style-name="P2"><text:tab/><text:tab/>SpatialVertex* getNode(long int i): overrides Graph::getNode to automatically cast retrieved nodes to SpatialVertices*</text:p>
      <text:p text:style-name="P2"><text:soft-page-break/></text:p>
      <text:p text:style-name="P2"><text:tab/><text:tab/>void grow(long int n): adds n new nodes, applying NBall::gradientDescent <text:s/>between them, and adjusting the value of beta after each addition</text:p>
      <text:p text:style-name="P2"/>
      <text:p text:style-name="P2"><text:tab/><text:tab/>double* randomLocation(): generates a random location in DIM dimensions by randomly selecting a point from a uniform distribution over the appropriate n-cube, then discarding it and trying again if it has a radius greater than the allowed radius (which becomes more probable as DIM grows)</text:p>
      <text:p text:style-name="P2"/>
      <text:p text:style-name="P2"><text:tab/><text:tab/>double linearDistance(Vertex* a, Vertex* b): overrides GrowingNetwork::linearDistance to apply to SpatialVertices*; unsafe for use with any class that is not a SpatialVertex or a derived class</text:p>
      <text:p text:style-name="P2"/>
      <text:p text:style-name="P2"><text:tab/><text:tab/>SpatialVertex** findMNearestNeighbors(SpatialVertex* start): finds the m spatially nearest neighbors (self not included) to a given SpatialVertex*, which must be of the same dimension as the SpatialVertices of the NBall, though it does not need to belong to the NBall; this method returns an array which should be deleted after use</text:p>
      <text:p text:style-name="P2"/>
      <text:p text:style-name="P2"><text:tab/><text:tab/>double* sumForces(SpatialVertex* node): sums the repulsive (inter-node) forces and attractive (cloud of “charge”) forces on a given SpatialVertex*, which must be of the same dimension as the SpatialVertices of the NBall, though it does not need to belong to the NBall; this method returns an array which should be deleted after use</text:p>
      <text:p text:style-name="P2"/>
      <text:p text:style-name="Standard"><text:span text:style-name="T2"><text:tab/><text:tab/>double calculatePotential(): calculates the sum of the potential energies of all of the nodes in the NBall, where the potential energy of a single node </text:span><text:span text:style-name="T15">i</text:span><text:span text:style-name="T2"> is <text:s/>-</text:span><text:span text:style-name="T6">Σα</text:span><text:span text:style-name="T10">/(r</text:span><text:span text:style-name="T17">ij</text:span><text:span text:style-name="T12">D-2</text:span>) + <text:span text:style-name="T5">βr</text:span><text:span text:style-name="T18">i0</text:span><text:span text:style-name="T11">2</text:span><text:span text:style-name="T9">/2, where </text:span><text:span text:style-name="T6">α is the inter-node force constant, </text:span><text:span text:style-name="T10">r</text:span><text:span text:style-name="T17">ij</text:span> is the distance between node <text:span text:style-name="T14">i</text:span> and some node <text:span text:style-name="T14">j</text:span><text:span text:style-name="T16">, summed over all nodes such that i != j, D is the dimension of the space, </text:span><text:span text:style-name="T7">β is the attractive cloud force constant (equal to </text:span><text:span text:style-name="T8">αN), and r</text:span><text:span text:style-name="T19">i0</text:span> is the distance between node <text:span text:style-name="T14">i</text:span><text:span text:style-name="T16"> and the origin</text:span></text:p>
      <text:p text:style-name="P5"/>
      <text:p text:style-name="P5"><text:tab/><text:tab/>double calculateMinimumPotential(): given implicit knowledge of the number of nodes N and the dimension DIM, this method calculates the minimum potential energy of the NBall (or rather will, once a general computational solution is found)</text:p>
      <text:p text:style-name="P5"/>
      <text:p text:style-name="Standard"><text:span text:style-name="T16"><text:tab/><text:tab/>void equalize(): calls NBall::gradientDescent with the parameter gamma scaling with 1/N</text:span><text:span text:style-name="T13">1+1/D</text:span>, and the tolerance and maximum iterations not scaling at all</text:p>
      <text:p text:style-name="Standard"/>
      <text:p text:style-name="Standard"><text:tab/><text:tab/>void gradientDescent(): using the results of NBall::sumForces for all nodes, this method allows the forces on each node to push them around until either the potential energy of the system is within tolerance, or the algorithm runs through its maximum number of iterations</text:p>
      <text:p text:style-name="Standard"/>
      <text:p text:style-name="Standard"><text:tab/><text:tab/>~NBall(): an empty destructor which currently does nothing but call ~GrowingNetwork() as part of its default behavior</text:p>
      <text:p text:style-name="P2"/>
      <text:p text:style-name="P2"><text:span text:style-name="T1">PPGrowingNetwork1D: </text:span>a 1-dimensional version of the plum pudding growing network model, which inherits from GrowingNetwork. Here the charges (nodes) are constrained to exist on a line rather than in a circle. Since we limit ourselves to 1 dimension we use the 1 dimensional electrostatic potential, which winds up yielding a constant force for the electron electron interactions and a linear force for the electron-cloud interactions. The same gradient descent as in the other methods is used here.<text:tab/><text:tab/></text:p>
      <text:p text:style-name="P2"/>
      <text:p text:style-name="P2"><text:tab/>Fields, Methods, and Macros are the same here as for PositiveChargeGrowingNetwork2D with <text:soft-page-break/>the exception of:</text:p>
      <text:p text:style-name="P2"/>
      <text:p text:style-name="P2"><text:tab/><text:tab/>DISTANCE_1D(a , b): returns the linear distance between two nod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27T20:56:09</dc:date>
    <meta:editing-duration>PT11H47M57S</meta:editing-duration>
    <meta:editing-cycles>160</meta:editing-cycles>
    <meta:generator>LibreOffice/3.5$Linux_x86 LibreOffice_project/350m1$Build-2</meta:generator>
    <meta:document-statistic meta:table-count="0" meta:image-count="0" meta:object-count="0" meta:page-count="10" meta:paragraph-count="138" meta:word-count="3505" meta:character-count="23237" meta:non-whitespace-character-count="19627"/>
  </office:meta>
</office:document-meta>
</file>